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Times1" svg:font-family="Times" style:font-adornments="Normal" style:font-family-generic="roman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language="en" fo:country="GB"/>
    </style:style>
    <style:style style:name="P11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style:text-autospace="non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officeooo:rsid="00194dc8" officeooo:paragraph-rsid="00194dc8" style:font-weight-asian="normal" style:font-weight-complex="normal"/>
    </style:style>
    <style:style style:name="P16" style:family="paragraph" style:parent-style-name="Standard">
      <style:text-properties fo:font-weight="normal" officeooo:rsid="001a95ff" officeooo:paragraph-rsid="001a95ff" style:font-weight-asian="normal" style:font-weight-complex="normal"/>
    </style:style>
    <style:style style:name="P17" style:family="paragraph" style:parent-style-name="Standard">
      <style:text-properties fo:font-weight="normal" officeooo:rsid="001b7a62" officeooo:paragraph-rsid="001b7a62" style:font-weight-asian="normal" style:font-weight-complex="normal"/>
    </style:style>
    <style:style style:name="P18" style:family="paragraph" style:parent-style-name="Standard">
      <style:text-properties officeooo:rsid="001a95ff" officeooo:paragraph-rsid="001a95ff"/>
    </style:style>
    <style:style style:name="P19" style:family="paragraph" style:parent-style-name="Heading_20_1">
      <style:paragraph-properties style:snap-to-layout-grid="false"/>
      <style:text-properties fo:font-size="12pt" style:font-size-asian="12pt"/>
    </style:style>
    <style:style style:name="P20" style:family="paragraph" style:parent-style-name="Heading_20_2">
      <style:paragraph-properties style:snap-to-layout-grid="false"/>
    </style:style>
    <style:style style:name="P21" style:family="paragraph" style:parent-style-name="Heading_20_3">
      <style:paragraph-properties style:snap-to-layout-grid="false"/>
    </style:style>
    <style:style style:name="P22" style:family="paragraph" style:parent-style-name="Subtitle">
      <style:text-properties fo:font-size="20pt" style:font-size-asian="20pt" style:font-size-complex="20pt"/>
    </style:style>
    <style:style style:name="P23" style:family="paragraph" style:parent-style-name="Title">
      <style:paragraph-properties fo:break-before="page"/>
    </style:style>
    <style:style style:name="P24" style:family="paragraph" style:parent-style-name="Heading_20_5">
      <style:text-properties officeooo:paragraph-rsid="0023a7c2"/>
    </style:style>
    <style:style style:name="P25" style:family="paragraph" style:parent-style-name="Standard" style:master-page-name="Conversion_20_1">
      <style:paragraph-properties fo:text-align="center" style:justify-single-word="false" style:page-number="auto"/>
    </style:style>
    <style:style style:name="P26" style:family="paragraph" style:parent-style-name="Standard" style:list-style-name="L1">
      <style:text-properties fo:font-weight="normal" officeooo:rsid="001e4ca3" officeooo:paragraph-rsid="001e4ca3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1e4ca3" officeooo:paragraph-rsid="001f0754" style:font-weight-asian="normal" style:font-weight-complex="normal"/>
    </style:style>
    <style:style style:name="P28" style:family="paragraph" style:parent-style-name="Standard" style:list-style-name="L7">
      <style:text-properties fo:font-weight="normal" officeooo:rsid="001e4ca3" officeooo:paragraph-rsid="0023a7c2" style:font-weight-asian="normal" style:font-weight-complex="normal"/>
    </style:style>
    <style:style style:name="P29" style:family="paragraph" style:parent-style-name="Standard" style:list-style-name="L7">
      <style:text-properties fo:font-weight="normal" officeooo:rsid="001e4ca3" officeooo:paragraph-rsid="0023d87e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19b0c9" officeooo:paragraph-rsid="0019b0c9" style:font-weight-asian="normal" style:font-weight-complex="normal"/>
    </style:style>
    <style:style style:name="P31" style:family="paragraph" style:parent-style-name="Standard" style:list-style-name="L4">
      <style:text-properties fo:font-weight="normal" officeooo:rsid="0019b0c9" officeooo:paragraph-rsid="0019b0c9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19b0c9" officeooo:paragraph-rsid="001a95ff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19b0c9" officeooo:paragraph-rsid="0021da5e" style:font-weight-asian="normal" style:font-weight-complex="normal"/>
    </style:style>
    <style:style style:name="P34" style:family="paragraph" style:parent-style-name="Standard" style:list-style-name="L7">
      <style:text-properties fo:font-weight="normal" officeooo:rsid="0019b0c9" officeooo:paragraph-rsid="0023a7c2" style:font-weight-asian="normal" style:font-weight-complex="normal"/>
    </style:style>
    <style:style style:name="P35" style:family="paragraph" style:parent-style-name="Standard" style:list-style-name="L7">
      <style:text-properties fo:font-weight="normal" officeooo:rsid="0019b0c9" officeooo:paragraph-rsid="0023d87e" style:font-weight-asian="normal" style:font-weight-complex="normal"/>
    </style:style>
    <style:style style:name="P36" style:family="paragraph" style:parent-style-name="Standard" style:list-style-name="L3">
      <style:text-properties fo:font-weight="normal" officeooo:rsid="001cbbc3" officeooo:paragraph-rsid="001cbbc3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1cbbc3" officeooo:paragraph-rsid="0023a7c2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1b7a62" officeooo:paragraph-rsid="001b7a62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1b7a62" officeooo:paragraph-rsid="0023a7c2" style:font-weight-asian="normal" style:font-weight-complex="normal"/>
    </style:style>
    <style:style style:name="P40" style:family="paragraph" style:parent-style-name="Standard">
      <style:text-properties fo:font-weight="normal" officeooo:rsid="001b7a62" officeooo:paragraph-rsid="0023a7c2" style:font-weight-asian="normal" style:font-weight-complex="normal"/>
    </style:style>
    <style:style style:name="P41" style:family="paragraph" style:parent-style-name="Standard">
      <style:text-properties fo:font-weight="normal" officeooo:rsid="00194dc8" officeooo:paragraph-rsid="0023a7c2" style:font-weight-asian="normal" style:font-weight-complex="normal"/>
    </style:style>
    <style:style style:name="P42" style:family="paragraph" style:parent-style-name="Standard">
      <style:text-properties fo:font-weight="normal" officeooo:rsid="001a95ff" officeooo:paragraph-rsid="0023a7c2" style:font-weight-asian="normal" style:font-weight-complex="normal"/>
    </style:style>
    <style:style style:name="P43" style:family="paragraph" style:parent-style-name="Standard">
      <style:text-properties fo:font-weight="normal" officeooo:rsid="001a95ff" officeooo:paragraph-rsid="0023d87e" style:font-weight-asian="normal" style:font-weight-complex="normal"/>
    </style:style>
    <style:style style:name="P44" style:family="paragraph" style:parent-style-name="Standard">
      <style:text-properties fo:font-weight="normal" officeooo:paragraph-rsid="0023a7c2" style:font-weight-asian="normal" style:font-weight-complex="normal"/>
    </style:style>
    <style:style style:name="P45" style:family="paragraph" style:parent-style-name="Standard" style:list-style-name="L8">
      <style:text-properties fo:font-weight="normal" officeooo:rsid="0023a7c2" officeooo:paragraph-rsid="0023a7c2" style:font-weight-asian="normal" style:font-weight-complex="normal"/>
    </style:style>
    <style:style style:name="P46" style:family="paragraph" style:parent-style-name="Standard" style:list-style-name="L1">
      <style:text-properties fo:font-weight="normal" officeooo:rsid="0023a7c2" officeooo:paragraph-rsid="0023a7c2" style:font-weight-asian="normal" style:font-weight-complex="normal"/>
    </style:style>
    <style:style style:name="P47" style:family="paragraph" style:parent-style-name="Standard">
      <style:text-properties fo:font-weight="normal" officeooo:rsid="0023a7c2" officeooo:paragraph-rsid="0023a7c2" style:font-weight-asian="normal" style:font-weight-complex="normal"/>
    </style:style>
    <style:style style:name="P48" style:family="paragraph" style:parent-style-name="Standard">
      <style:text-properties officeooo:rsid="001a95ff" officeooo:paragraph-rsid="0023a7c2"/>
    </style:style>
    <style:style style:name="P49" style:family="paragraph" style:parent-style-name="Standard">
      <style:text-properties fo:font-weight="bold" officeooo:paragraph-rsid="0023a7c2" style:font-weight-asian="bold" style:font-weight-complex="bold"/>
    </style:style>
    <style:style style:name="P50" style:family="paragraph" style:parent-style-name="Standard">
      <style:paragraph-properties style:text-autospace="none"/>
      <style:text-properties fo:font-size="10pt" fo:font-weight="normal" officeooo:paragraph-rsid="0023a7c2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size="10pt" fo:font-weight="normal" officeooo:paragraph-rsid="0023a7c2" style:font-size-asian="10pt" style:font-weight-asian="normal" style:font-size-complex="10pt" style:font-weight-complex="normal"/>
    </style:style>
    <style:style style:name="P52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53" style:family="paragraph" style:parent-style-name="Title" style:master-page-name="Conversion_20_2">
      <style:paragraph-properties style:page-number="auto"/>
    </style:style>
    <style:style style:name="P54" style:family="paragraph" style:parent-style-name="Title" style:master-page-name="Conversion_20_3">
      <style:paragraph-properties style:page-number="auto"/>
    </style:style>
    <style:style style:name="P55" style:family="paragraph" style:parent-style-name="Title" style:master-page-name="Conversion_20_4">
      <style:paragraph-properties style:page-number="auto"/>
    </style:style>
    <style:style style:name="P56" style:family="paragraph" style:parent-style-name="Title" style:master-page-name="Conversion_20_5">
      <style:paragraph-properties style:page-number="auto"/>
    </style:style>
    <style:style style:name="P57" style:family="paragraph" style:parent-style-name="Title" style:master-page-name="Conversion_20_6">
      <style:paragraph-properties style:page-number="auto"/>
    </style:style>
    <style:style style:name="P58" style:family="paragraph" style:parent-style-name="Title" style:master-page-name="Conversion_20_7">
      <style:paragraph-properties style:page-number="auto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style:text-position="super 58%" style:font-name="Times" fo:language="en" fo:country="G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94dc8"/>
    </style:style>
    <style:style style:name="T8" style:family="text">
      <style:text-properties officeooo:rsid="0019b0c9"/>
    </style:style>
    <style:style style:name="T9" style:family="text">
      <style:text-properties officeooo:rsid="001a95ff"/>
    </style:style>
    <style:style style:name="T10" style:family="text">
      <style:text-properties officeooo:rsid="001b7a62"/>
    </style:style>
    <style:style style:name="T11" style:family="text">
      <style:text-properties officeooo:rsid="001cbbc3"/>
    </style:style>
    <style:style style:name="T12" style:family="text">
      <style:text-properties officeooo:rsid="001e4ca3"/>
    </style:style>
    <style:style style:name="T13" style:family="text">
      <style:text-properties officeooo:rsid="0021da5e"/>
    </style:style>
    <style:style style:name="T14" style:family="text">
      <style:text-properties officeooo:rsid="0023a7c2"/>
    </style:style>
    <style:style style:name="T15" style:family="text">
      <style:text-properties officeooo:rsid="0023d87e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INF112 - Dossier de validation prévisionnel</text:p>
      <text:p text:style-name="P22"/>
      <text:p text:style-name="Heading_20_2"><text:span text:style-name="T6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19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6">Nom du logiciel :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6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6">Taille (nb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20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6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5">Date de validation</text:p>
                </table:table-cell>
                <table:table-cell table:style-name="Tableau1.C5.2.2" office:value-type="string">
                  <text:p text:style-name="P5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3">Fonctionnalités à tester</text:span> :</text:p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/>
            <text:p text:style-name="Standard"><text:span text:style-name="T3">Critère (s) de validation</text:span><text:span text:style-name="T3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4">Tests OK</text:span><text:span text:style-name="T5">2</text:span></text:p></table:table-cell><table:table-cell table:style-name="Tableau2.A1" office:value-type="string"><text:p text:style-name="P10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21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3">Résultat</text:span><text:span text:style-name="T3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3">Gravité de l’anomalie </text:span><text:span text:style-name="T3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21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3">Résultat</text:span><text:span text:style-name="T3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3">Gravité de l’anomalie </text:span><text:span text:style-name="T3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23">Fiche de test N° <text:span text:style-name="T13">3</text:span></text:p>
      <text:p text:style-name="Title"/>
      <text:p text:style-name="P7">Objectif du test : <text:span text:style-name="T7">éprouver la méthode addItemBook sur les cas d'anomalie</text:span></text:p>
      <text:p text:style-name="P15"/>
      <text:p text:style-name="P15">Vérification de la levée de <text:span text:style-name="T10">l’exception </text:span>BadEntry <text:span text:style-name="T8">lors de l'utilisation de addItemBook « avec des paramètres d'entrées incorrects ».</text:span></text:p>
      <text:p text:style-name="P16"/>
      <text:p text:style-name="P42">Pour rappel : Les <text:span text:style-name="T13">9</text:span> cas de levée de l'exception BadEntry par la méthode <text:span text:style-name="T8">addItemBook</text:span> prévus</text:p>
      <text:p text:style-name="P16">dans l'API sont :</text:p>
      <text:list xml:id="list6259593324285770522" text:style-name="L1">
        <text:list-item>
          <text:p text:style-name="P26">si le pseudo n'est pas <text:span text:style-name="T8">instancié</text:span> ou a moins de 1 <text:span text:style-name="T8">caractère</text:span> autre que des espaces .</text:p>
        </text:list-item>
        <text:list-item>
          <text:p text:style-name="P26">si le password n'est pas <text:span text:style-name="T8">instancié</text:span> ou a moins de 4 <text:span text:style-name="T8">caractère</text:span>s autres que des leadings or trailing blanks.</text:p>
        </text:list-item>
      </text:list>
      <text:list xml:id="list2785290244844195900" text:style-name="L2">
        <text:list-item>
          <text:p text:style-name="P30">si le titre n'est pas instancié ou a moins de 1 caractère autre que des espaces.</text:p>
        </text:list-item>
        <text:list-item>
          <text:p text:style-name="P30">si le genre n'est pas instancié.</text:p>
        </text:list-item>
        <text:list-item>
          <text:p text:style-name="P30">si l'auteur n'est pas instancié.</text:p>
        </text:list-item>
        <text:list-item>
          <text:p text:style-name="P30">si le nombre de pages n'est pas positif.</text:p>
        </text:list-item>
      </text:list>
      <text:p text:style-name="P17"/>
      <text:p text:style-name="P17">Dépendances :</text:p>
      <text:list xml:id="list4342669260980758067" text:style-name="L3">
        <text:list-item>
          <text:p text:style-name="P36">TestInitialisation OK</text:p>
        </text:list-item>
        <text:list-item>
          <text:p text:style-name="P38"><text:span text:style-name="T11">Test</text:span>AddMember OK</text:p>
        </text:list-item>
      </text:list>
      <text:p text:style-name="P14"/>
      <text:p text:style-name="P7">Description (scénario) : </text:p>
      <text:p text:style-name="P14"/>
      <text:list xml:id="list1125273909451838106" text:style-name="L4">
        <text:list-item>
          <text:p text:style-name="P33">Instanciation d'un Social Networ<text:span text:style-name="T13">k contenant des membres, livres et films.</text:span></text:p>
        </text:list-item>
        <text:list-item>
          <text:p text:style-name="P27"><text:span text:style-name="T15">3</text:span>.1 Utilisation de <text:span text:style-name="T8">addItemBook</text:span> avec en paramètre un pseudo non instancié.</text:p>
        </text:list-item>
        <text:list-item>
          <text:p text:style-name="P27"><text:span text:style-name="T15">3</text:span>.2 Utilisation de <text:span text:style-name="T8">addItemBook</text:span> avec en paramètre un pseudo ne contenant que des espaces.</text:p>
        </text:list-item>
        <text:list-item>
          <text:p text:style-name="P27"><text:span text:style-name="T15">3</text:span>.3 Utilisation de <text:span text:style-name="T8">addItemBook</text:span> avec en paramètre un password non instancié.</text:p>
        </text:list-item>
        <text:list-item>
          <text:p text:style-name="P27"><text:span text:style-name="T15">3</text:span>.4 Utilisation de <text:span text:style-name="T8">addItemBook</text:span> avec en paramètre un password de moins de 4 caractères, autres que des « leadings or trailing blanks ».</text:p>
        </text:list-item>
        <text:list-item>
          <text:p text:style-name="P31"><text:span text:style-name="T15">3</text:span>.<text:span text:style-name="T12">5</text:span> Utilisation de addItemBook avec en paramètre un <text:span text:style-name="T9">titre</text:span> non instancié.</text:p>
        </text:list-item>
        <text:list-item>
          <text:p text:style-name="P31"><text:span text:style-name="T15">3</text:span>.<text:span text:style-name="T12">6</text:span> Utilisation de addItemBook avec en paramètre un <text:span text:style-name="T9">titre</text:span> ne contenant que des espaces.</text:p>
        </text:list-item>
        <text:list-item>
          <text:p text:style-name="P31"><text:span text:style-name="T15">3</text:span>.<text:span text:style-name="T12">7</text:span> Utilisation de addItemBook avec en paramètre un <text:span text:style-name="T9">genre</text:span> non instancié.</text:p>
        </text:list-item>
        <text:list-item>
          <text:p text:style-name="P32"><text:span text:style-name="T15">3</text:span>.<text:span text:style-name="T12">8</text:span> Utilisation de addItemBook avec en paramètre un <text:span text:style-name="T9">auteur</text:span> non instancié.</text:p>
        </text:list-item>
        <text:list-item>
          <text:p text:style-name="P31"><text:span text:style-name="T15">3</text:span>.<text:span text:style-name="T12">9</text:span> Utilisation de addItemBook avec en paramètre un <text:span text:style-name="T9">nombre de page négatif</text:span>.</text:p>
        </text:list-item>
      </text:list>
      <text:p text:style-name="P14"/>
      <text:p text:style-name="P14"/>
      <text:p text:style-name="P7">Résultats attendus :</text:p>
      <text:p text:style-name="P14"/>
      <text:p text:style-name="P16">Dans les utilisations de <text:span text:style-name="T8">addItemBook</text:span>, l'exception BadEntry doit être levée.</text:p>
      <text:p text:style-name="P16">De plus, après levée de l'exception, le nombre de livres doit rester identique au nombre de livres avant utilisation de <text:span text:style-name="T8">addItemBook</text:span>.</text:p>
      <text:p text:style-name="P14"/>
      <text:p text:style-name="P14"><text:soft-page-break/></text:p>
      <text:p text:style-name="P7">Résultats observés :</text:p>
      <text:p text:style-name="P14"/>
      <text:p text:style-name="P12"/>
      <text:p text:style-name="P13"/>
      <text:p text:style-name="Heading_20_5">Conclusion :</text:p>
      <text:p text:style-name="P18"/>
      <text:p text:style-name="P53">Fiche de test N° <text:span text:style-name="T14">4</text:span></text:p>
      <text:p text:style-name="Title"/>
      <text:p text:style-name="P49">Objectif du test : <text:span text:style-name="T7">éprouver la méthode addItemBook sur les cas de fonctionnement standrard</text:span></text:p>
      <text:p text:style-name="P41"/>
      <text:list xml:id="list7133857427304272438" text:style-name="L8">
        <text:list-item>
          <text:p text:style-name="P45">But principal : vérification de l'ajout de livres après l'utilisation de addItemBook « avec des paramètres d'entrée corrects ».</text:p>
        </text:list-item>
        <text:list-item>
          <text:p text:style-name="P45">But secondaire : vérification de la levée de l’exception NotMember par la méthode addItemBook pour tous les cas prévus dans l'API.</text:p>
        </text:list-item>
        <text:list-item>
          <text:p text:style-name="P45">But secondaire : vérification de la levée de l’exception ItemBookAlreadyExists par la méthode addItemBook pour tous les cas prévus dans l'API.</text:p>
        </text:list-item>
      </text:list>
      <text:p text:style-name="P42"/>
      <text:p text:style-name="P42">Pour rappel : <text:span text:style-name="T14">le cas de levée de l'exception NotMember par la méthode addItemBook prévu dans l'API est</text:span> :</text:p>
      <text:list xml:id="list163526978159626" text:continue-list="list6259593324285770522" text:style-name="L1">
        <text:list-item>
          <text:p text:style-name="P46">si le pseudo n'est pas celui d'un membre ou si le pseudo et le password de correspondent pas.</text:p>
        </text:list-item>
      </text:list>
      <text:p text:style-name="P47">et le cas pour de levée pour l'exception ItemBookAlreadyExists est :</text:p>
      <text:list xml:id="list163526979180145" text:continue-numbering="true" text:style-name="L1">
        <text:list-item>
          <text:p text:style-name="P46">si un item livre de même titre est déjà présent dans le SocialNetwork (même titre : indifférents à la casse et aux leadings et trailings blanks)</text:p>
        </text:list-item>
      </text:list>
      <text:p text:style-name="P40"/>
      <text:p text:style-name="P40">Dépendances :</text:p>
      <text:list xml:id="list3657269731859208778" text:style-name="L6">
        <text:list-item>
          <text:p text:style-name="P37">TestInitialisation OK</text:p>
        </text:list-item>
        <text:list-item>
          <text:p text:style-name="P39"><text:span text:style-name="T11">Test</text:span>AddMember OK</text:p>
        </text:list-item>
      </text:list>
      <text:p text:style-name="P44"/>
      <text:p text:style-name="P49">Description (scénario) : </text:p>
      <text:p text:style-name="P44"/>
      <text:list xml:id="list74478990694863949" text:style-name="L7">
        <text:list-item>
          <text:p text:style-name="P34">Instanciation d'un Social Networ<text:span text:style-name="T13">k contenant des membres, livres et films.</text:span></text:p>
        </text:list-item>
        <text:list-item>
          <text:p text:style-name="P28"><text:span text:style-name="T15">4</text:span>.1 Utilisation de <text:span text:style-name="T8">addItemBook</text:span> <text:span text:style-name="T15">pour l'ajout de plusieurs livres « avec paramètres d'entrées corrects ».</text:span></text:p>
        </text:list-item>
        <text:list-item>
          <text:p text:style-name="P29"><text:span text:style-name="T15">4.2 </text:span>Utilisation de <text:span text:style-name="T15">addItemBook</text:span> avec en paramètre un pseudo d'un membre inexistant.</text:p>
        </text:list-item>
        <text:list-item>
          <text:p text:style-name="P29"><text:span text:style-name="T15">4.3 </text:span>Utilisation de <text:span text:style-name="T15">addItemBook</text:span> avec en paramètre un pseudo d'un membre existant et avec un mauvais password.</text:p>
        </text:list-item>
        <text:list-item>
          <text:p text:style-name="P29"><text:span text:style-name="T15">4</text:span>.<text:span text:style-name="T15">4</text:span> Utilisation de <text:span text:style-name="T8">addItemBook</text:span> avec en paramètre un <text:span text:style-name="T15">titre identique au titre du premier livre « correct » ajouté.</text:span></text:p>
        </text:list-item>
        <text:list-item>
          <text:p text:style-name="P29"><text:span text:style-name="T15">4</text:span>.<text:span text:style-name="T15">5</text:span> Utilisation de <text:span text:style-name="T8">addItemBook</text:span> avec en paramètre un <text:span text:style-name="T15">titre identique au titre du dernier livre « correct » ajouté.</text:span></text:p>
        </text:list-item>
        <text:list-item>
          <text:p text:style-name="P29"><text:span text:style-name="T15">4</text:span>.<text:span text:style-name="T15">6</text:span> Utilisation de <text:span text:style-name="T8">addItemBook</text:span> avec en paramètre un <text:span text:style-name="T15">titre d'un livre existant (mais avec casse différente).</text:span></text:p>
        </text:list-item>
        <text:list-item>
          <text:p text:style-name="P35"><text:span text:style-name="T15">4</text:span>.<text:span text:style-name="T15">7</text:span> <text:span text:style-name="T12">Utilisation de </text:span>addItemBook<text:span text:style-name="T12"> avec en paramètre un titre d'un livre existant (mais avec des leadings et trailings blanks).</text:span></text:p>
        </text:list-item>
      </text:list>
      <text:p text:style-name="P44"/>
      <text:p text:style-name="P44"/>
      <text:p text:style-name="P49">Résultats attendus :</text:p>
      <text:p text:style-name="P44"/>
      <text:p text:style-name="P43">Dans les utilisations de <text:span text:style-name="T8">addItemBook</text:span>, l<text:span text:style-name="T15">es exceptions NotMember et ItemBookAlreadyExists doivent être levées.</text:span></text:p>
      <text:p text:style-name="P42"><text:soft-page-break/>De plus, après levée de <text:span text:style-name="T15">ces exceptions</text:span>, le nombre de livres doit rester identique au nombre de livres avant utilisation de <text:span text:style-name="T8">addItemBook</text:span>.</text:p>
      <text:p text:style-name="P44"/>
      <text:p text:style-name="P44"/>
      <text:p text:style-name="P49">Résultats observés :</text:p>
      <text:p text:style-name="P44"/>
      <text:p text:style-name="P51"/>
      <text:p text:style-name="P50"/>
      <text:p text:style-name="P24">Conclusion :</text:p>
      <text:p text:style-name="P48"/>
      <text:p text:style-name="P54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55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56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57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  <text:p text:style-name="P58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Times1" svg:font-family="Times" style:font-adornments="Normal" style:font-family-generic="roman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2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0-03-18T12:47:58.000000119" text:fixed="true">18 mars 2010</text:date></text:p>
      </style:header>
      <style:footer>
        <text:p text:style-name="MP3"><text:span text:style-name="MT1">Télécom Bretagne</text:span><text:tab/><text:span text:style-name="MT2"><text:page-number text:select-page="current">4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7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10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11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2</text:page-number></text:span><text:span text:style-name="MT2">/</text:span><text:span text:style-name="MT2"><text:page-count>12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dc:title>Fiche de Remarques</dc:title>
    <meta:initial-creator>WISCHNEWSKI</meta:initial-creator>
    <meta:creation-date>2005-01-28T16:31:00</meta:creation-date>
    <dc:date>2015-04-26T16:35:26.827000000</dc:date>
    <meta:print-date>2004-03-31T15:12:00</meta:print-date>
    <dc:language>fr-FR</dc:language>
    <meta:editing-cycles>19</meta:editing-cycles>
    <meta:editing-duration>PT1H58S</meta:editing-duration>
    <meta:document-statistic meta:table-count="4" meta:image-count="0" meta:object-count="0" meta:page-count="12" meta:paragraph-count="139" meta:word-count="1056" meta:character-count="6344" meta:non-whitespace-character-count="5420"/>
    <meta:user-defined meta:name="Info 1"/>
    <meta:user-defined meta:name="Info 2"/>
    <meta:user-defined meta:name="Info 3"/>
    <meta:user-defined meta:name="Info 4"/>
  </office:meta>
</office:document-meta>
</file>